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ce style:name="Helvetica Neue" svg:font-family="'Helvetica Neue', Helvetica, Arial, sans-serif"/>
    <style:font-face style:name="Lohit Hindi1" svg:font-family="'Lohit Hindi'"/>
    <style:font-face style:name="helvetica" svg:font-family="helvetica, arial, clean,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fo:font-variant="normal" fo:text-transform="none" fo:color="#333333" style:font-name="Helvetica Neue" fo:font-size="18pt" fo:letter-spacing="normal" fo:font-style="normal" fo:font-weight="bold"/>
    </style:style>
    <style:style style:name="P2" style:family="paragraph" style:parent-style-name="Standard">
      <style:paragraph-properties fo:margin-left="0in" fo:margin-right="0in" fo:orphans="2" fo:widows="2" fo:text-indent="0in" style:auto-text-indent="false"/>
      <style:text-properties fo:font-variant="normal" fo:text-transform="none" fo:color="#687687" style:font-name="DejaVu Sans Mono" fo:font-size="9pt" fo:letter-spacing="normal" fo:font-style="normal" fo:font-weight="normal"/>
    </style:style>
    <style:style style:name="P3" style:family="paragraph" style:parent-style-name="Standard">
      <style:paragraph-properties fo:margin-left="0.4925in" fo:margin-right="0in" fo:text-indent="0in" style:auto-text-indent="false"/>
    </style:style>
    <style:style style:name="P4" style:family="paragraph" style:parent-style-name="Heading_20_2">
      <style:paragraph-properties fo:margin-left="0in" fo:margin-right="0in" fo:margin-top="0.1043in" fo:margin-bottom="0.1043in" style:line-height-at-least="0.4374in" fo:orphans="2" fo:widows="2" fo:text-indent="0in" style:auto-text-indent="false"/>
      <style:text-properties fo:font-variant="normal" fo:text-transform="none" fo:color="#333333" style:font-name="Helvetica Neue" fo:font-size="15pt" fo:letter-spacing="normal" fo:font-style="normal" fo:font-weight="bold"/>
    </style:style>
    <style:style style:name="P5" style:family="paragraph" style:parent-style-name="Text_20_body">
      <style:paragraph-properties fo:margin-left="0in" fo:margin-right="0in" style:line-height-at-least="0.2189in" fo:orphans="2" fo:widows="2" fo:text-indent="0in" style:auto-text-indent="false"/>
      <style:text-properties fo:font-variant="normal" fo:text-transform="none" fo:color="#333333" fo:letter-spacing="normal"/>
    </style:style>
    <style:style style:name="P6" style:family="paragraph" style:parent-style-name="Text_20_body">
      <style:paragraph-properties fo:margin-left="0in" fo:margin-right="0in" fo:margin-top="0in" fo:margin-bottom="0.1043in" style:line-height-at-least="0.2189in" fo:orphans="2" fo:widows="2" fo:text-indent="0in" style:auto-text-indent="false"/>
      <style:text-properties fo:font-variant="normal" fo:text-transform="none" fo:color="#333333" fo:letter-spacing="normal"/>
    </style:style>
    <style:style style:name="P7" style:family="paragraph" style:parent-style-name="Text_20_body">
      <style:paragraph-properties fo:margin-left="0in" fo:margin-right="0in" fo:margin-top="0in" fo:margin-bottom="0.1043in" style:line-height-at-least="0.2189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style:line-height-at-least="0.2189in" fo:orphans="2" fo:widows="2" fo:text-indent="0in" style:auto-text-indent="false"/>
    </style:style>
    <style:style style:name="P9" style:family="paragraph" style:parent-style-name="Text_20_body">
      <style:paragraph-properties fo:padding="0.0291in" fo:border-left="none" fo:border-right="none" fo:border-top="none" fo:border-bottom="0.06pt solid #000000" style:join-border="false"/>
    </style:style>
    <style:style style:name="P10" style:family="paragraph" style:parent-style-name="Heading_20_3">
      <style:paragraph-properties fo:margin-left="0in" fo:margin-right="0in" fo:margin-top="0.1043in" fo:margin-bottom="0.1043in" style:line-height-at-least="0.4374in" fo:orphans="2" fo:widows="2" fo:text-indent="0in" style:auto-text-indent="false"/>
      <style:text-properties fo:font-variant="normal" fo:text-transform="none" fo:color="#333333" style:font-name="Helvetica Neue" fo:font-size="12pt" fo:letter-spacing="normal" fo:font-style="normal" fo:font-weight="bold"/>
    </style:style>
    <style:style style:name="T1" style:family="text">
      <style:text-properties fo:font-variant="normal" fo:text-transform="none" fo:color="#2e2f31" style:font-name="helvetica" fo:font-size="9.75pt" fo:letter-spacing="normal" fo:font-style="normal" fo:font-weight="normal"/>
    </style:style>
    <style:style style:name="T2" style:family="text">
      <style:text-properties fo:font-variant="normal" fo:text-transform="none" fo:color="#2e2f31" style:font-name="helvetica" fo:font-size="12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style:font-name="Helvetica Neue" fo:font-size="10.5pt" fo:letter-spacing="normal" fo:font-style="normal" fo:font-weight="bold"/>
    </style:style>
    <style:style style:name="T5" style:family="text">
      <style:text-properties fo:font-variant="normal" fo:text-transform="none" fo:color="#0088cc" style:font-name="Helvetica Neue" fo:font-size="10.5pt" fo:letter-spacing="normal" fo:font-style="normal" style:text-underline-style="solid" style:text-underline-width="auto" style:text-underline-color="font-color" fo:font-weight="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itle: The interest rate of loans by the Lending Club</text:h>
      <text:p text:style-name="P6"> </text:p>
      <text:h text:style-name="P4" text:outline-level="2">Introduction:</text:h>
      <text:p text:style-name="P8"><text:span text:style-name="T3">The Lending Club (</text:span><text:a xlink:type="simple" xlink:href="https://www.lendingclub.com/"><text:span text:style-name="T5">https://www.lendingclub.com</text:span></text:a><text:span text:style-name="T3">) </text:span><text:span text:style-name="T2">is an online financial community that provides its members financial services. Members can obtain loans or invest money by offering them in the form of a loan to other members. </text:span><text:span text:style-name="T3">The interest rate of these loans is determined by the Lending Club on the basis of characteristics of the person asking for the loan such as their employment history, credit history, and creditworthiness scores (FICO). [1]</text:span></text:p>
      <text:p text:style-name="P7">The purpose of this analysis is to identify and quantify associations between the interest rate of the loan and the other variables in the data set. In particular, effect of variables after the FICO score has been factored in.</text:p>
      <text:p text:style-name="P6"> </text:p>
      <text:h text:style-name="P4" text:outline-level="2">Methods</text:h>
      <text:p text:style-name="P6"> </text:p>
      <text:h text:style-name="P10" text:outline-level="3">Data Collection</text:h>
      <text:p text:style-name="P7">For this analysis the dataset consisting of 2500 provided by the Lending Club has been used. The dataset contains data on granted loans only. It has been downloaded from [2] on February 17, 2013.</text:p>
      <text:h text:style-name="P10" text:outline-level="3">Exploratory Analysis</text:h>
      <text:p text:style-name="P7">Exploratory analysis was performed by examining tables and plots of the observed data. We identified transformations to perform on the raw data on the basis of plots and knowledge of the scale of measured variables. Exploratory analysis was used to (1) identify missing values, (2) verify the quality of the data, and (3) determine terms that have the strongest bearing on the final Interest Rates.</text:p>
      <text:h text:style-name="P10" text:outline-level="3">Statistical Modelling</text:h>
      <text:p text:style-name="P7">After we identified the most promising terms to model the relationship, we performed a standard multivariate linear regression model [4] using the combination of the terms based on our knowledge of the borrower-lender situation. Model selection was performed on the basis of our exploratory analysis and prior knowledge of the model situation in which both parties try to maximize their profits and minimize the risks. Coefficients were <text:soft-page-break/>estimated with ordinary least squares and standard errors were calculated using standard asymptotic approximations [5].</text:p>
      <text:h text:style-name="P10" text:outline-level="3">Reproducibility</text:h>
      <text:p text:style-name="P7">All analyses performed in this manuscript are reproduced in the R markdown file loansData.Rmd and can be accessed from Github repository [6]. To reproduce the exact results presented in this manuscript we recommend downloading the dataset from the url mentioned earlier [1].</text:p>
      <text:h text:style-name="P4" text:outline-level="2">Results</text:h>
      <text:p text:style-name="P7">The loan data used in this analysis contains 12 variables of which the following were the most important for analysis:</text:p>
      <text:p text:style-name="P6"> </text:p>
      <text:p text:style-name="P8"><text:span text:style-name="Strong_20_Emphasis"><text:span text:style-name="T4">Interest rate</text:span></text:span><text:span text:style-name="T3"> – The lending interest rate.</text:span></text:p>
      <text:p text:style-name="P8"><text:span text:style-name="Strong_20_Emphasis"><text:span text:style-name="T4">FICO range</text:span></text:span><text:span text:style-name="T3"> – A range indicating the applicants FICO score. This is a measure of the creditworthiness of the applicant. [1]</text:span></text:p>
      <text:p text:style-name="P8"><text:span text:style-name="Strong_20_Emphasis"><text:span text:style-name="T4">Monthly income</text:span></text:span><text:span text:style-name="T3"> – The monthly income of the applicant (in dollars).</text:span></text:p>
      <text:p text:style-name="P8"><text:span text:style-name="Strong_20_Emphasis"><text:span text:style-name="T4">Loan length</text:span></text:span><text:span text:style-name="T3"> – The length of time (in months) of the loan</text:span></text:p>
      <text:p text:style-name="P8"><text:span text:style-name="Strong_20_Emphasis"><text:span text:style-name="T4">Amount Requested - The amount (in dollars) requested in the loan application</text:span></text:span></text:p>
      <text:p text:style-name="P8"><text:span text:style-name="Strong_20_Emphasis"><text:span text:style-name="T4">Revolving CREDIT Balance</text:span></text:span><text:span text:style-name="T3"> – The total amount outstanding all lines of credit</text:span></text:p>
      <text:p text:style-name="P7">The exploratory analysis showed that following variables could explain certain variations in the interest rate, however they would apply only for certain cases (e.g. when considering purpose of the loan, it became clear that debt consolidations have higher interest rates than weddings. But because these categories could not be all accounted for changes in interest rates given the desired confidence level, they were not included in the regression model:</text:p>
      <text:p text:style-name="P8"><text:span text:style-name="Strong_20_Emphasis"><text:span text:style-name="T4">Home ownsership</text:span></text:span><text:span text:style-name="T3"> - A variable indicating whether the applicant owns, rents, or has a mortgage on their home (individually interesting categories: MORTGAGE, RENT)</text:span></text:p>
      <text:p text:style-name="P8"><text:span text:style-name="Strong_20_Emphasis"><text:span text:style-name="T4">Loan Purpose</text:span></text:span><text:span text:style-name="T3"> – The purpose of the loan as stated by the applicant (individually interesting categories: car, credit_card, debt_consolidation, house, moving, other, small_business)</text:span></text:p>
      <text:p text:style-name="P8"><text:span text:style-name="Strong_20_Emphasis"><text:span text:style-name="T4">Open Credit Lines</text:span></text:span><text:span text:style-name="T3"> – The number of open lines of credit the applicant had at the time of application.</text:span></text:p>
      <text:p text:style-name="P8"><text:span text:style-name="Strong_20_Emphasis"><text:span text:style-name="T4">Debt to Income Ratio</text:span></text:span><text:span text:style-name="T3"> – The percentage of consumer’s gross income that goes toward paying debts [8]</text:span></text:p>
      <text:p text:style-name="P5"> </text:p>
      <text:p text:style-name="P6"><text:soft-page-break/> </text:p>
      <text:p text:style-name="P7">We identified seven incomplete records which were removed. All measured variables were observed to be inside the standard ranges, presence of outliers seemed to be property of the dataset. The distributions of Monthly Income and Revolving Credit Balance were heavily right skewed, and log 10 transformation was applied to them.</text:p>
      <text:p text:style-name="P6"> </text:p>
      <text:p text:style-name="P7">We first fit a regression model relating IR to FICO rates which showed very strong relation – dataset seems to suggest an existence of an implicit 'cutoff' limit, because loans are almost never granted to borrowers with less than 650 FICO points. We attempted to explain further chages in IR by fitting models including potential confounders – though it would be possible to concentrate on individual combinations for certain groups of users, we have focused on variables that showed strong impact across all records. Our final regression model was:</text:p>
      <text:p text:style-name="P6"> </text:p>
      <text:p text:style-name="P7">EM = b0 + b1 FICO + LL + b3 log10(INC) + b4 AR + b5 log10(RCB) + e</text:p>
      <text:p text:style-name="P6"> </text:p>
      <text:p text:style-name="P7">where b0 is an intercept term and b1 represents the FICO rate transformed into continuous variable. B2 is a factor of loan length, b3 is a monthly income transformed into a log 10 scale; b4 is a continuous variable of requested loan amount, b5 corresponds to the Revolving credit balance.</text:p>
      <text:p text:style-name="P7">The error term e represents all sources of unmeasured and unmodeled random variation in interest rates. Our final regression model appeared to remove most of the non-random patterns of variation in the residuals.</text:p>
      <text:p text:style-name="P6"> </text:p>
      <text:p text:style-name="P7">We observed a highly statistically significant (P &lt; 0.01) association between Interest rate and FICO score. An increase of 4 points in the FICO rate corresponded to a change of b1 = -0.09 percentual points (95% Confidence Interval: -0.09, -0.085). While loan length of 60 months meant increase of interest rate by 3%, increase in monthly income of 1000$ meant increase of IR by 1.19-3.25% (95% confidence interval) - which is peculiar on its own, as the borrowers with more money seem to be charged higher IR. But because of the log scale, the next incrase with the same effect will appear at the level of monthly income of 100.000$. Increase in the amount of requested loan corresponded to a increased IR – by roughly 1% per each 4000$. An increase of 1 unit on the log scale for Revolving Credit Balance (ie. outstanding debth of 1, 10, 100 thousand $) meant increased IR by 0.25%. So for example, two borrowers with the same FICO score can be further differentiated by the type of the requested loan, their monthly income, revolving credit balance. In general, if the standard mean Interest rates for a borrower with the rating 700 is 13% and the median Loan Amount is 10.000$ we could expect and increase of 1 percent point per every 4.000$ borrowed, unless the borrower has a higher montly income, which seems to trigger further increase in the offered IR.</text:p>
      <text:h text:style-name="P4" text:outline-level="2"><text:soft-page-break/>Conclusions</text:h>
      <text:p text:style-name="P7">Our analysis suggests there is a strong positive relationship between FICO rate and the interest rate, but other parameters – that seem to be in (un)direct relation with credit worthiness of the borrower influence the final IR (eg. monthly income and revolved credit balance). The dataset also shows that variations of other factors (e.g purpose of the loan, securities in the form of house ownership etc) can have impact on the final IR. These variables would need to be considered separately case by case, or at least by category. The variation in the data seem to suggest this is the case in the Lending Club.</text:p>
      <text:p text:style-name="P6"> </text:p>
      <text:h text:style-name="P4" text:outline-level="2">References</text:h>
      <text:p text:style-name="P8"><text:span text:style-name="T3">1. Wikipedia “Credit Score in the United States” Page. URL: </text:span><text:a xlink:type="simple" xlink:href="http://en.wikipedia.org/wiki/Credit_score_in_the_United_States"><text:span text:style-name="T5">http://en.wikipedia.org/wiki/Credit_score_in_the_United_States</text:span></text:a><text:span text:style-name="T3">. Accessed 2/17/2013.</text:span></text:p>
      <text:p text:style-name="P8"><text:span text:style-name="T3">2. Lending club dataset. URL: </text:span><text:a xlink:type="simple" xlink:href="https://spark-public.s3.amazonaws.com/dataanalysis/loansData.csv"><text:span text:style-name="T5">https://spark-public.s3.amazonaws.com/dataanalysis/loansData.csv</text:span></text:a><text:span text:style-name="T3"> . Accessed 2/17/2013.</text:span></text:p>
      <text:p text:style-name="P7">3. R Core Team (2012). ”R: A language and environment for statistical computing.” URL: http://www.R-project.org</text:p>
      <text:p text:style-name="P7">4. Seber, George AF, and Alan J. Lee. Linear regression analysis. Vol. 936. Wiley, 2012.</text:p>
      <text:p text:style-name="P7">5. Ferguson, Thomas S. A Course in Large Sample Theory: Texts in Statistical Science. Vol. 38. Chapman &amp; Hall/CRC, 1996.</text:p>
      <text:p text:style-name="P8"><text:span text:style-name="T3">6. R Markdown Page. URL: </text:span><text:a xlink:type="simple" xlink:href="http://www.rstudio.com/ide/docs/authoring/using_markdown"><text:span text:style-name="T5">http://www.rstudio.com/ide/docs/authoring/using_markdown</text:span></text:a><text:span text:style-name="T3">. Accessed 2/17/2013.</text:span></text:p>
      <text:p text:style-name="P8"><text:span text:style-name="T3">7. Github repository. URL: </text:span><text:a xlink:type="simple" xlink:href="https://github.com/romanchyla/r-data-analysis-course.git"><text:span text:style-name="T5">https://github.com/romanchyla/r-data-analysis-course.git</text:span></text:a><text:span text:style-name="T3"> Accessed 2/17/2013.</text:span></text:p>
      <text:p text:style-name="P7">8. Wikipedia "Debt to income ration". URL: http://en.wikipedia.org/wiki/Debt_to_income_ratio Acessed: 2/17/2013.</text:p>
      <text:p text:style-name="Text_20_body"><text:line-break/></text:p>
      <text:p text:style-name="Text_20_body"/>
      <text:p text:style-name="P9"/>
      <text:p text:style-name="Text_20_body"/>
      <text:p text:style-name="P7">Figure 1 A collection of four parameters with a fitted linear regression line showing impact of four parameters on the final Interest Rate for the Lending Club loans. The first panel top (A) show the relation between Interest Rate and Credit Score Rating, top panel right (B) presents Loan Length, panel (C) impact of the Amount Requested and (D) shows Revolving Credit Balance - the units reported here are on log10 scale and show the impact of total amount of unpaid credit on the Interest Rate. </text:p>
      <text:p text:style-name="P8"><text:soft-page-break/><text:span text:style-name="T3"><text:line-break/></text:span><text:a xlink:type="simple" xlink:href="https://coursera-uploads.s3.amazonaws.com/user-c369d695d84c721e4c0ff31c/294/asst-4/294-5121bba56da543.41277344.pdf"><text:span text:style-name="T5">finalfigure.pdf</text:span></text:a></text:p>
      <text:p text:style-name="P6"> </text:p>
      <text:p text:style-name="P8"><text:span text:style-name="T3">Note for reviewers: I have decided to include a different sets of plots, becuase they were making more sense to me. But the plotted residuals (which, as I hope, show the correct linear regression model, can be found at github). Please see </text:span><text:a xlink:type="simple" xlink:href="https://github.com/romanchyla/r-data-analysis-course/tree/master/assignment-1"><text:span text:style-name="T5">https://github.com/romanchyla/r-data-analysis-course/tree/master/assignment-1</text:span></text:a><text:span text:style-name="T3"> for the working example. Thank you.</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Droid Sans Mono', 'Lucida Console', Consolas, Monaco, monospace"/>
    <style:font-face style:name="Helvetica Neue" svg:font-family="'Helvetica Neue', Helvetica, Arial, sans-serif"/>
    <style:font-face style:name="Lohit Hindi1" svg:font-family="'Lohit Hindi'"/>
    <style:font-face style:name="helvetica" svg:font-family="helvetica, arial, clean,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a </meta:initial-creator>
    <meta:creation-date>2013-02-17T16:44:27</meta:creation-date>
    <dc:date>2013-02-18T02:17:31</dc:date>
    <dc:creator>rca </dc:creator>
    <meta:editing-duration>PT6H30M41S</meta:editing-duration>
    <meta:editing-cycles>5</meta:editing-cycles>
    <meta:generator>LibreOffice/3.4$Unix LibreOffice_project/340m1$Build-402</meta:generator>
    <meta:document-statistic meta:table-count="0" meta:image-count="0" meta:object-count="0" meta:page-count="5" meta:paragraph-count="59" meta:word-count="1417" meta:character-count="9004" meta:non-whitespace-character-count="7618"/>
  </office:meta>
</office:document-meta>
</file>